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300000288692B125A5C01C48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99cm" svg:height="15.94cm" svg:x="1.068cm" svg:y="1.044cm">
          <draw:image xlink:href="Pictures/10000201000002B300000288692B125A5C01C48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7-11-28T13:51:55</meta:creation-date>
    <dc:date>2022-09-20T15:23:59.391800407</dc:date>
    <meta:editing-cycles>31</meta:editing-cycles>
    <meta:editing-duration>PT1H26M40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